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8" style:family="table-column">
      <style:table-column-properties fo:break-before="auto" style:column-width="3.4453in"/>
    </style:style>
    <style:style style:name="co2" style:family="table-column">
      <style:table-column-properties fo:break-before="auto" style:column-width="2.7161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5.0319in"/>
    </style:style>
    <style:style style:name="co7" style:family="table-column">
      <style:table-column-properties fo:break-before="auto" style:column-width="1.7827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0.2709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628in"/>
    </style:style>
    <style:style style:name="co20" style:family="table-column">
      <style:table-column-properties fo:break-before="auto" style:column-width="1.8917in"/>
    </style:style>
    <style:style style:name="co21" style:family="table-column">
      <style:table-column-properties fo:break-before="auto" style:column-width="2.8866in"/>
    </style:style>
    <style:style style:name="co22" style:family="table-column">
      <style:table-column-properties fo:break-before="auto" style:column-width="1.7264in"/>
    </style:style>
    <style:style style:name="co23" style:family="table-column">
      <style:table-column-properties fo:break-before="auto" style:column-width="4.8665in"/>
    </style:style>
    <style:style style:name="co24" style:family="table-column">
      <style:table-column-properties fo:break-before="auto" style:column-width="1.8717in"/>
    </style:style>
    <style:style style:name="co25" style:family="table-column">
      <style:table-column-properties fo:break-before="auto" style:column-width="0.6173in"/>
    </style:style>
    <style:style style:name="co26" style:family="table-column">
      <style:table-column-properties fo:break-before="auto" style:column-width="0.9382in"/>
    </style:style>
    <style:style style:name="co27" style:family="table-column">
      <style:table-column-properties fo:break-before="auto" style:column-width="1.1874in"/>
    </style:style>
    <style:style style:name="co29" style:family="table-column">
      <style:table-column-properties fo:break-before="auto" style:column-width="2.26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8" style:family="table-cell" style:parent-style-name="Default" style:data-style-name="N2">
      <style:text-properties style:text-position="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2"/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6" table:default-cell-style-name="ce10"/>
        <table:table-column table:style-name="co15" table:default-cell-style-name="ce10"/>
        <table:table-column table:style-name="co17" table:default-cell-style-name="ce10"/>
        <table:table-column table:style-name="co18" table:number-columns-repeated="1006" table:default-cell-style-name="Default"/>
        <table:table-row table:style-name="ro3">
          <table:table-cell table:style-name="ce2" table:formula="of:=['benchmark-data.csv (linked)'.A$1]" office:value-type="string" office:string-value="Test Case ID" calcext:value-type="string">
            <text:p>Test Case ID</text:p>
          </table:table-cell>
          <table:table-cell table:style-name="ce2" table:formula="of:=['benchmark-data.csv (linked)'.B$1]" office:value-type="string" office:string-value="Git Branch Name" calcext:value-type="string">
            <text:p>Git Branch Name</text:p>
          </table:table-cell>
          <table:table-cell table:style-name="ce2" table:formula="of:=['benchmark-data.csv (linked)'.C$1]" office:value-type="string" office:string-value="Git Commit" calcext:value-type="string">
            <text:p>Git Commit</text:p>
          </table:table-cell>
          <table:table-cell table:style-name="ce2" table:formula="of:=['benchmark-data.csv (linked)'.D$1]" office:value-type="string" office:string-value="POM Version" calcext:value-type="string">
            <text:p>POM Version</text:p>
          </table:table-cell>
          <table:table-cell table:style-name="ce2" table:formula="of:=['benchmark-data.csv (linked)'.E$1]" office:value-type="string" office:string-value="Environment ID" calcext:value-type="string">
            <text:p>Environment ID</text:p>
          </table:table-cell>
          <table:table-cell table:style-name="ce2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2" table:formula="of:=['benchmark-data.csv (linked)'.I$1]" office:value-type="string" office:string-value="Record Count" calcext:value-type="string">
            <text:p>Record Count</text:p>
          </table:table-cell>
          <table:table-cell table:style-name="ce2" table:formula="of:=['benchmark-data.csv (linked)'.J$1]" office:value-type="string" office:string-value="Beneficiary Count" calcext:value-type="string">
            <text:p>Beneficiary Count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95% Conf Int</text:p>
          </table:table-cell>
          <table:table-cell table:style-name="ce4" office:value-type="string" calcext:value-type="string">
            <text:p>CI Upper Bound</text:p>
          </table:table-cell>
          <table:table-cell table:style-name="ce4" office:value-type="string" calcext:value-type="string">
            <text:p>Records per Second</text:p>
          </table:table-cell>
          <table:table-cell table:style-name="ce7" office:value-type="string" calcext:value-type="string">
            <text:p>Initial Load Hours</text:p>
          </table:table-cell>
          <table:table-cell table:style-name="ce7" office:value-type="string" calcext:value-type="string">
            <text:p>Initial Load Days</text:p>
          </table:table-cell>
          <table:table-cell table:style-name="ce7" office:value-type="string" calcext:value-type="string">
            <text:p>Speedup Needed</text:p>
          </table:table-cell>
          <table:table-cell table:style-name="ce2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6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9" table:formula="of:=[Facts.A$2]/([.O2]*60*60)" office:value-type="float" office:value="48532.0879454597" calcext:value-type="float">
            <text:p>48532.09</text:p>
          </table:table-cell>
          <table:table-cell table:formula="of:=[.P2]/24" office:value-type="float" office:value="2022.17033106082" calcext:value-type="float">
            <text:p>2022.17</text:p>
          </table:table-cell>
          <table:table-cell table:formula="of:=[.Q2]/7" office:value-type="float" office:value="288.881475865831" calcext:value-type="float">
            <text:p>288.88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formula="of:=['benchmark-data.csv (linked)'.A$1]" office:value-type="string" office:string-value="Test Case ID" calcext:value-type="string">
            <text:p>Test Case ID</text:p>
          </table:table-cell>
          <table:table-cell table:style-name="ce2" table:formula="of:=['benchmark-data.csv (linked)'.B$1]" office:value-type="string" office:string-value="Git Branch Name" calcext:value-type="string">
            <text:p>Git Branch Name</text:p>
          </table:table-cell>
          <table:table-cell table:style-name="ce2" table:formula="of:=['benchmark-data.csv (linked)'.C$1]" office:value-type="string" office:string-value="Git Commit" calcext:value-type="string">
            <text:p>Git Commit</text:p>
          </table:table-cell>
          <table:table-cell table:style-name="ce2" table:formula="of:=['benchmark-data.csv (linked)'.D$1]" office:value-type="string" office:string-value="POM Version" calcext:value-type="string">
            <text:p>POM Version</text:p>
          </table:table-cell>
          <table:table-cell table:style-name="ce2" table:formula="of:=['benchmark-data.csv (linked)'.E$1]" office:value-type="string" office:string-value="Environment ID" calcext:value-type="string">
            <text:p>Environment ID</text:p>
          </table:table-cell>
          <table:table-cell table:style-name="ce2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2" table:formula="of:=['benchmark-data.csv (linked)'.I$1]" office:value-type="string" office:string-value="Record Count" calcext:value-type="string">
            <text:p>Record Count</text:p>
          </table:table-cell>
          <table:table-cell table:style-name="ce2" table:formula="of:=['benchmark-data.csv (linked)'.J$1]" office:value-type="string" office:string-value="Beneficiary Count" calcext:value-type="string">
            <text:p>Beneficiary Count</text:p>
          </table:table-cell>
          <table:table-cell table:style-name="ce2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6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9" table:formula="of:=[Facts.A$2]/([.O9]*60*60)" office:value-type="float" office:value="12784.4589368334" calcext:value-type="float">
            <text:p>12784.46</text:p>
          </table:table-cell>
          <table:table-cell table:formula="of:=[.P9]/24" office:value-type="float" office:value="532.685789034726" calcext:value-type="float">
            <text:p>532.69</text:p>
          </table:table-cell>
          <table:table-cell table:formula="of:=[.Q9]/7" office:value-type="float" office:value="76.0979698621037" calcext:value-type="float">
            <text:p>76.10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formula="of:=['benchmark-data.csv (linked)'.A$1]" office:value-type="string" office:string-value="Test Case ID" calcext:value-type="string">
            <text:p>Test Case ID</text:p>
          </table:table-cell>
          <table:table-cell table:style-name="ce2" table:formula="of:=['benchmark-data.csv (linked)'.B$1]" office:value-type="string" office:string-value="Git Branch Name" calcext:value-type="string">
            <text:p>Git Branch Name</text:p>
          </table:table-cell>
          <table:table-cell table:style-name="ce2" table:formula="of:=['benchmark-data.csv (linked)'.C$1]" office:value-type="string" office:string-value="Git Commit" calcext:value-type="string">
            <text:p>Git Commit</text:p>
          </table:table-cell>
          <table:table-cell table:style-name="ce2" table:formula="of:=['benchmark-data.csv (linked)'.D$1]" office:value-type="string" office:string-value="POM Version" calcext:value-type="string">
            <text:p>POM Version</text:p>
          </table:table-cell>
          <table:table-cell table:style-name="ce2" table:formula="of:=['benchmark-data.csv (linked)'.E$1]" office:value-type="string" office:string-value="Environment ID" calcext:value-type="string">
            <text:p>Environment ID</text:p>
          </table:table-cell>
          <table:table-cell table:style-name="ce2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2" table:formula="of:=['benchmark-data.csv (linked)'.I$1]" office:value-type="string" office:string-value="Record Count" calcext:value-type="string">
            <text:p>Record Count</text:p>
          </table:table-cell>
          <table:table-cell table:style-name="ce2" table:formula="of:=['benchmark-data.csv (linked)'.J$1]" office:value-type="string" office:string-value="Beneficiary Count" calcext:value-type="string">
            <text:p>Beneficiary Count</text:p>
          </table:table-cell>
          <table:table-cell table:style-name="ce2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6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9" table:formula="of:=[Facts.A$2]/([.O14]*60*60)" office:value-type="float" office:value="7203.52815359348" calcext:value-type="float">
            <text:p>7203.53</text:p>
          </table:table-cell>
          <table:table-cell table:formula="of:=[.P14]/24" office:value-type="float" office:value="300.147006399728" calcext:value-type="float">
            <text:p>300.15</text:p>
          </table:table-cell>
          <table:table-cell table:formula="of:=[.Q14]/7" office:value-type="float" office:value="42.8781437713898" calcext:value-type="float">
            <text:p>42.88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formula="of:=['benchmark-data.csv (linked)'.A$1]" office:value-type="string" office:string-value="Test Case ID" calcext:value-type="string">
            <text:p>Test Case ID</text:p>
          </table:table-cell>
          <table:table-cell table:style-name="ce2" table:formula="of:=['benchmark-data.csv (linked)'.B$1]" office:value-type="string" office:string-value="Git Branch Name" calcext:value-type="string">
            <text:p>Git Branch Name</text:p>
          </table:table-cell>
          <table:table-cell table:style-name="ce2" table:formula="of:=['benchmark-data.csv (linked)'.C$1]" office:value-type="string" office:string-value="Git Commit" calcext:value-type="string">
            <text:p>Git Commit</text:p>
          </table:table-cell>
          <table:table-cell table:style-name="ce2" table:formula="of:=['benchmark-data.csv (linked)'.D$1]" office:value-type="string" office:string-value="POM Version" calcext:value-type="string">
            <text:p>POM Version</text:p>
          </table:table-cell>
          <table:table-cell table:style-name="ce2" table:formula="of:=['benchmark-data.csv (linked)'.E$1]" office:value-type="string" office:string-value="Environment ID" calcext:value-type="string">
            <text:p>Environment ID</text:p>
          </table:table-cell>
          <table:table-cell table:style-name="ce2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2" table:formula="of:=['benchmark-data.csv (linked)'.I$1]" office:value-type="string" office:string-value="Record Count" calcext:value-type="string">
            <text:p>Record Count</text:p>
          </table:table-cell>
          <table:table-cell table:style-name="ce2" table:formula="of:=['benchmark-data.csv (linked)'.J$1]" office:value-type="string" office:string-value="Beneficiary Count" calcext:value-type="string">
            <text:p>Beneficiary Count</text:p>
          </table:table-cell>
          <table:table-cell table:style-name="ce2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6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9" table:formula="of:=[Facts.A$2]/([.O18]*60*60)" office:value-type="float" office:value="9275.33676724834" calcext:value-type="float">
            <text:p>9275.34</text:p>
          </table:table-cell>
          <table:table-cell table:formula="of:=[.P18]/24" office:value-type="float" office:value="386.472365302014" calcext:value-type="float">
            <text:p>386.47</text:p>
          </table:table-cell>
          <table:table-cell table:formula="of:=[.Q18]/7" office:value-type="float" office:value="55.2103379002878" calcext:value-type="float">
            <text:p>55.21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formula="of:=['benchmark-data.csv (linked)'.A$1]" office:value-type="string" office:string-value="Test Case ID" calcext:value-type="string">
            <text:p>Test Case ID</text:p>
          </table:table-cell>
          <table:table-cell table:style-name="ce2" table:formula="of:=['benchmark-data.csv (linked)'.B$1]" office:value-type="string" office:string-value="Git Branch Name" calcext:value-type="string">
            <text:p>Git Branch Name</text:p>
          </table:table-cell>
          <table:table-cell table:style-name="ce2" table:formula="of:=['benchmark-data.csv (linked)'.C$1]" office:value-type="string" office:string-value="Git Commit" calcext:value-type="string">
            <text:p>Git Commit</text:p>
          </table:table-cell>
          <table:table-cell table:style-name="ce2" table:formula="of:=['benchmark-data.csv (linked)'.D$1]" office:value-type="string" office:string-value="POM Version" calcext:value-type="string">
            <text:p>POM Version</text:p>
          </table:table-cell>
          <table:table-cell table:style-name="ce2" table:formula="of:=['benchmark-data.csv (linked)'.E$1]" office:value-type="string" office:string-value="Environment ID" calcext:value-type="string">
            <text:p>Environment ID</text:p>
          </table:table-cell>
          <table:table-cell table:style-name="ce2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2" table:formula="of:=['benchmark-data.csv (linked)'.I$1]" office:value-type="string" office:string-value="Record Count" calcext:value-type="string">
            <text:p>Record Count</text:p>
          </table:table-cell>
          <table:table-cell table:style-name="ce2" table:formula="of:=['benchmark-data.csv (linked)'.J$1]" office:value-type="string" office:string-value="Beneficiary Count" calcext:value-type="string">
            <text:p>Beneficiary Count</text:p>
          </table:table-cell>
          <table:table-cell table:style-name="ce2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6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9" table:formula="of:=[Facts.A$2]/([.O22]*60*60)" office:value-type="float" office:value="7115.75863201234" calcext:value-type="float">
            <text:p>7115.76</text:p>
          </table:table-cell>
          <table:table-cell table:formula="of:=[.P22]/24" office:value-type="float" office:value="296.489943000514" calcext:value-type="float">
            <text:p>296.49</text:p>
          </table:table-cell>
          <table:table-cell table:formula="of:=[.Q22]/7" office:value-type="float" office:value="42.3557061429306" calcext:value-type="float">
            <text:p>42.36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</table:table>
      <table:table table:name="Facts" table:style-name="ta1">
        <office:forms form:automatic-focus="false" form:apply-design-mode="false"/>
        <table:table-column table:style-name="co28" table:default-cell-style-name="Default"/>
        <table:table-row table:style-name="ro2">
          <table:table-cell office:value-type="string" calcext:value-type="string">
            <text:p>Expected # Records for Initial Load</text:p>
          </table:table-cell>
        </table:table-row>
        <table:table-row table:style-name="ro2">
          <table:table-cell table:formula="of:=29000000+(40*29000000)" office:value-type="float" office:value="1189000000" calcext:value-type="float">
            <text:p>118900000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arget Records per Second for Initial Load of 7 Days</text:p>
          </table:table-cell>
        </table:table-row>
        <table:table-row table:style-name="ro2">
          <table:table-cell table:style-name="ce8" table:formula="of:=[.A2]/(7*24*60*60)" office:value-type="float" office:value="1965.93915343915" calcext:value-type="float">
            <text:p>1965.9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arget Records per Second for Initial Load of 30 Days</text:p>
          </table:table-cell>
        </table:table-row>
        <table:table-row table:style-name="ro2">
          <table:table-cell table:style-name="ce8" table:formula="of:=[.A2]/(30*24*60*60)" office:value-type="float" office:value="458.719135802469" calcext:value-type="float">
            <text:p>458.72</text:p>
          </table:table-cell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6:34:34.458366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6-10-17T16:34:51.272321099</dc:date>
    <dc:creator>Karl Davis</dc:creator>
    <meta:editing-duration>P1DT10M59S</meta:editing-duration>
    <meta:editing-cycles>29</meta:editing-cycles>
    <meta:generator>LibreOffice/4.2.8.2$Linux_X86_64 LibreOffice_project/420m0$Build-2</meta:generator>
    <meta:document-statistic meta:table-count="3" meta:cell-count="2042" meta:object-count="0"/>
  </office:meta>
</office:document-meta>
</file>